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ca9" officeooo:paragraph-rsid="0014cca9"/>
    </style:style>
    <style:style style:name="P2" style:family="paragraph" style:parent-style-name="Standard">
      <style:paragraph-properties fo:text-align="end" style:justify-single-word="false"/>
      <style:text-properties officeooo:rsid="0014cca9" officeooo:paragraph-rsid="0015e8a4"/>
    </style:style>
    <style:style style:name="P3" style:family="paragraph" style:parent-style-name="Standard">
      <style:text-properties officeooo:rsid="0014cca9" officeooo:paragraph-rsid="001613d9"/>
    </style:style>
    <style:style style:name="P4" style:family="paragraph" style:parent-style-name="Standard">
      <style:paragraph-properties fo:text-align="center" style:justify-single-word="false"/>
      <style:text-properties officeooo:rsid="0015e8a4" officeooo:paragraph-rsid="001613d9"/>
    </style:style>
    <style:style style:name="P5" style:family="paragraph" style:parent-style-name="Standard">
      <style:paragraph-properties fo:text-align="justify" style:justify-single-word="false"/>
      <style:text-properties officeooo:rsid="0017995d" officeooo:paragraph-rsid="0017995d"/>
    </style:style>
    <style:style style:name="T1" style:family="text">
      <style:text-properties fo:color="#d4d4d4" style:font-name="Droid Sans Mono" fo:font-size="10.5pt" fo:font-weight="normal" officeooo:rsid="0015e8a4" fo:background-color="#1e1e1e" loext:char-shading-value="0"/>
    </style:style>
    <style:style style:name="T2" style:family="text">
      <style:text-properties officeooo:rsid="0015e8a4"/>
    </style:style>
    <style:style style:name="T3" style:family="text">
      <style:text-properties officeooo:rsid="001613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hdi Lefeuvre </text:p>
      <text:p text:style-name="P1"><text:a xlink:type="simple" xlink:href="mailto:mehdi.lefeuvre@gmail.com" text:style-name="Internet_20_link" text:visited-style-name="Visited_20_Internet_20_Link">mehdi.lefeuvre@gmail.com</text:a></text:p>
      <text:p text:style-name="P2">A l’attention de <text:span text:style-name="T2">Lorem ipsum dolor,</text:span></text:p>
      <text:p text:style-name="P2"><text:span text:style-name="T2">sit amet consectetur adipisicing elit.</text:span></text:p>
      <text:p text:style-name="P2"/>
      <text:p text:style-name="P4">Objet : <text:span text:style-name="T3">Quisquam numquam eos deleniti distinctio</text:span> </text:p>
      <text:p text:style-name="P4"/>
      <text:p text:style-name="P5">Lorem Elsass ipsum varius munster Gal ! sit commodo knack Verdammi Salut bisamme kartoffelsalad elit gewurztraminer tellus lacus in, Wurschtsalad Pellentesque schneck quam. Gal. Spätzle wurscht habitant condimentum hop risus, hopla Mauris tristique schnaps gravida wie leverwurscht ac sed vielmols, Hans hoplageiss merci vielmols tellus knepfle Oberschaeffolsheim so eget bissame turpis, id, rhoncus réchime Richard Schirmeck non baeckeoffe rucksack et Pfourtz ! amet s'guelt chambon hopla lotto-owe rossbolla dolor Salu bissame Huguette hopla météor jetz gehts los sagittis mollis <text:s/>picon bière mänele libero, Chulia Roberstau pellentesque morbi Yo dû. DNA, sit leo libero. mamsell tchao bissame adipiscing salu sed placerat semper ftomi! Carola ornare ac amet aliquam nüdle elementum purus flammekueche non id Strasbourg messti de Bischheim Heineken Oberschaeffolsheim Morbi suspendisse senectus amet, turpis geïz Chulien consectetur geht's Christkindelsmärik kuglopf sit libero, hopla auctor, yeuh. nullam eleifend vulputate ullamcorper gal Kabinetpapier leo quam, und ante Coopé de Truchtersheim Miss Dahlias kougelhopf dignissim bredele Racing. schpeck ornare ch'ai barapli dui porta blottkopf.</text:p>
      <text:p text:style-name="P5"/>
      <text:p text:style-name="P5">Blottkopf, Chulia Roberstau tchao bissame rossbolla Gal ! Heineken quam, Mauris ante Richard Schirmeck dignissim mollis Christkindelsmärik barapli und libero, condimentum sagittis tellus ch'ai réchime dui picon bière yeuh. ornare libero. salu météor sed habitant bissame turpis, commodo adipiscing gewurztraminer id geht's Carola leo porta Pfourtz ! amet, ullamcorper vielmols, schnaps DNA, consectetur Verdammi Oberschaeffolsheim purus knack eget lotto-owe Hans hopla rucksack Chulien Pellentesque nullam Coopé de Truchtersheim hopla pellentesque ftomi! Salut bisamme schpeck so placerat schneck ac mänele Miss Dahlias flammekueche dolor auctor, Morbi chambon turpis Racing. elementum morbi Salu bissame et non Spätzle baeckeoffe ac hopla Strasbourg kartoffelsalad amet risus, tristique quam. id, Kabinetpapier Yo dû. mamsell <text:s/>gravida jetz gehts los aliquam kougelhopf sit varius eleifend messti de Bischheim s'guelt merci vielmols nüdle vulputate senectus sed semper rhoncus tellus leo hoplageiss bredele wie amet sit lacus Huguette geïz wurscht Gal. hopla libero, in, elit ornare suspendisse Wurschtsalad gal Oberschaeffolsheim hop kuglopf sit non leverwurscht munster knepfle.</text:p>
      <text:p text:style-name="P5"/>
      <text:p text:style-name="P5">So hop turpis, sit dolor dignissim s'guelt vielmols, Oberschaeffolsheim quam, ftomi! ullamcorper knack amet réchime picon bière porta Gal ! Richard Schirmeck bissame vulputate Pfourtz ! bredele ac Spätzle météor habitant leo libero, semper und hopla sit jetz gehts los commodo merci vielmols senectus turpis Coopé de Truchtersheim Gal. <text:s/>mänele id, hopla chambon gal Oberschaeffolsheim Huguette in, schnaps flammekueche non rossbolla et Salut bisamme yeuh. kuglopf condimentum mamsell ante leverwurscht leo tchao bissame Heineken rucksack consectetur elit morbi quam. libero, Pellentesque auctor, sed schneck amet salu wie lacus Chulia Roberstau sagittis hoplageiss barapli hopla non elementum baeckeoffe Verdammi Carola munster ch'ai Kabinetpapier Yo dû. dui blottkopf, kougelhopf tellus amet, geht's schpeck tellus eleifend eget mollis Wurschtsalad libero. sed Christkindelsmärik knepfle ac pellentesque Miss Dahlias rhoncus nullam Hans lotto-owe gewurztraminer DNA, ornare suspendisse Racing. </text:p>
      <text:p text:style-name="P5"/>
      <text:p text:style-name="P5"><text:span text:style-name="Emphasis">Je serai heureux que ma candidature ait su vous convaincre et me permette de vous rencontrer lors d’un entretien à votre convenance. Dans cette perspective, je vous saurai gré, Monsieur, Madame, d’accepter mes respectueuses salu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8T16:34:32.302194129</meta:creation-date>
    <dc:date>2018-03-18T17:07:47.764180038</dc:date>
    <meta:editing-duration>PT12M23S</meta:editing-duration>
    <meta:editing-cycles>5</meta:editing-cycles>
    <meta:generator>LibreOffice/5.1.6.2$Linux_X86_64 LibreOffice_project/10m0$Build-2</meta:generator>
    <meta:document-statistic meta:table-count="0" meta:image-count="0" meta:object-count="0" meta:page-count="1" meta:paragraph-count="9" meta:word-count="508" meta:character-count="3770" meta:non-whitespace-character-count="3265"/>
  </office:meta>
</office:document-meta>
</file>